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468 Theodore Church G01127117</text:p>
      <text:p text:style-name="Standard">Homework 4</text:p>
      <text:p text:style-name="Standard">1.</text:p>
      <text:p text:style-name="Standard"><text:tab/>1. IPsec security associations are a set of standards used to ensure security for communication between a sender and reciever. Depending on the parameters sent, different crypto algorthims, keys etc are selected. Hosts have a Security Association Database (SAD) that hold parameters for each of their SA's. Security Policy Database (SPD) filter traffic according to SA's. </text:p>
      <text:p text:style-name="Standard"><text:tab/>2. The Security Parameter Index(SPI) is part of the header sent to the recieveing system. SPI identifys the SA to the SAD.</text:p>
      <text:p text:style-name="Standard"><text:tab/>3. <text:s/>g = 1, x = 1. 1^12345 % 65537 = 1, 1^1 % 65537 = 1</text:p>
      <text:p text:style-name="Standard"><text:tab/>4. A firewall is a network security device that restricts access to resources and enforces secure connections and security protocols. Firewalls are like walls of a castle, they're supposed to keep unwanted outsiders out. <text:s/>They can't prevent attacks from inside. They can't filter traffic that doesn't cross the wall. They can't read through Encryption. </text:p>
      <text:p text:style-name="Standard">2.</text:p>
      <text:p text:style-name="Standard"><text:tab/>See attached files for code. </text:p>
      <text:p text:style-name="Standard">3.</text:p>
      <text:p text:style-name="Standard"><text:tab/>5. No, it uses nonces. Nonces are basically time stamps that can be used to detect and prevent replays.</text:p>
      <text:p text:style-name="Standard"><text:tab/>6. The client is authenticated to the server using nonces. The client sends it's Auth req with a nonce and the challenge by the server is also sent with a nonce. It uses the server's nonce combined with it's own nonce all encrypted to verify it's identity. </text:p>
      <text:p text:style-name="Standard"><text:tab/>7. The server is authenticated to the client by using nonces as well. It uses the client's nonce and it's own nonce all encrypted to verify that it's actually the correct serv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30T07:50:06.83</meta:creation-date>
    <dc:date>2021-12-04T13:15:39.94</dc:date>
    <meta:editing-duration>PT3H23M38S</meta:editing-duration>
    <meta:editing-cycles>2</meta:editing-cycles>
    <meta:generator>OpenOffice/4.1.10$Win32 OpenOffice.org_project/4110m2$Build-9807</meta:generator>
    <meta:document-statistic meta:table-count="0" meta:image-count="0" meta:object-count="0" meta:page-count="1" meta:paragraph-count="13" meta:word-count="261" meta:character-count="1522"/>
  </office:meta>
</office:document-meta>
</file>